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4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pen_rad_det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 table:number-columns-spanned="5" table:number-rows-spanned="1">
            <text:p>open-radiation-detector/Detector_PCB_0.9/open_rad_detector.sch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 table:number-columns-spanned="5" table:number-rows-spanned="1">
            <text:p>Eeschema 4.0.6-e0-6349~52~ubuntu16.10.1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 table:number-columns-spanned="5" table:number-rows-spanned="1">
            <text:p>mar 17 oct 2017 10:54:59 CEST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 table:number-columns-spanned="5" table:number-rows-spanned="1">
            <text:p>Open Radiation Detector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5" table:number-rows-spanned="1">
            <text:p>Author: Carlos Garcia Saura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License: Creative Commons Attribution-ShareAlike 4.0 International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https://creativecommons.org/licenses/by-sa/4.0/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https://hackaday.io/project/27508-open-radiation-detector/</text:p>
          </table:table-cell>
          <table:covered-table-cell table:number-columns-repeated="4"/>
          <table:table-cell office:value-type="string" calcext:value-type="string">
            <text:p>Total cost:</text:p>
          </table:table-cell>
          <table:table-cell table:formula="of:=ROUNDUP(SUM([.H13:.H42]))" office:value-type="float" office:value="15" calcext:value-type="float">
            <text:p>15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(buying a single component of each)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roduct ID</text:p>
          </table:table-cell>
          <table:table-cell table:style-name="ce1" office:value-type="string" calcext:value-type="string">
            <text:p>Provider</text:p>
          </table:table-cell>
          <table:table-cell table:style-name="ce4" office:value-type="string" calcext:value-type="string">
            <text:p>€/pc (17 oct 20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Outer_Shiel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F_Shield_One_Piece</text:p>
          </table:table-cell>
          <table:table-cell office:value-type="string" calcext:value-type="string">
            <text:p>Laird</text:p>
          </table:table-cell>
          <table:table-cell table:style-name="ce2" office:value-type="string" calcext:value-type="string">
            <text:p>BMI-S-107</text:p>
          </table:table-cell>
          <table:table-cell office:value-type="string" calcext:value-type="string">
            <text:p><text:a xlink:href="http://www.mouser.es/ProductDetail/Laird/BMI-S-107/?qs=5UmOb8GQ3yLqc%2FnmGxIDzQ%3D%3D" xlink:type="simple">http://www.mouser.es/ProductDetail/Laird/BMI-S-107/?qs=5UmOb8GQ3yLqc%2FnmGxIDzQ%3D%3D</text:a> </text:p>
          </table:table-cell>
          <table:table-cell office:value-type="float" office:value="3.9" calcext:value-type="float">
            <text:p>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 is not working yet. Please wait for the next version.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y 1206 10uF capacitor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y 0805 100nF capacitor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y 1206 10uF capacitor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y 0805 100nF capacitor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ny 1206 LED diode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y 1206 diode rectifier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AVX</text:p>
          </table:table-cell>
          <table:table-cell table:style-name="ce2" office:value-type="float" office:value="709176001511006" calcext:value-type="float">
            <text:p>709176001511006</text:p>
          </table:table-cell>
          <table:table-cell office:value-type="string" calcext:value-type="string">
            <text:p><text:a xlink:href="http://www.mouser.es/Search/ProductDetail.aspx?R=709176001511006virtualkey58120000virtualkey581-709176001511006" xlink:type="simple">http://www.mouser.es/Search/ProductDetail.aspx?R=709176001511006virtualkey58120000virtualkey581-709176001511006</text:a> 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Another option:</text:p>
          </table:table-cell>
          <table:table-cell office:value-type="string" calcext:value-type="string">
            <text:p>Mill-Max</text:p>
          </table:table-cell>
          <table:table-cell office:value-type="string" calcext:value-type="string">
            <text:p><text:a xlink:href="http://www.mouser.es/Search/ProductDetail.aspx?R=1944-0-00-15-00-00-03-0virtualkey57510000virtualkey575-1944000150000030" xlink:type="simple">http://www.mouser.es/Search/ProductDetail.aspx?R=1944-0-00-15-00-00-03-0virtualkey57510000virtualkey575-1944000150000030</text:a> </text:p>
          </table:table-cell>
          <table:table-cell office:value-type="string" calcext:value-type="string">
            <text:p>1944-0-00-15-00-00-03-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Keystone Electronics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<text:a xlink:href="http://www.mouser.es/Search/ProductDetail.aspx?R=82virtualkey53400000virtualkey534-082" xlink:type="simple">http://www.mouser.es/Search/ProductDetail.aspx?R=82virtualkey53400000virtualkey534-082</text:a> </text:p>
          </table:table-cell>
          <table:table-cell table:formula="of:=0.38*2" office:value-type="float" office:value="0.76" calcext:value-type="float">
            <text:p>0.76</text:p>
          </table:table-cell>
          <table:table-cell office:value-type="string" calcext:value-type="string">
            <text:p>Need to buy 2 (tw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Any 6 pin strip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MMT73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858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FMMT734</text:p>
          </table:table-cell>
          <table:table-cell office:value-type="string" calcext:value-type="string">
            <text:p><text:a xlink:href="http://www.mouser.es/ProductDetail/Diodes-Incorporated/FMMT734TA/?qs=%2Fha2pyFadug6uTT9Cq2guAtmPmC%252buw3ieNAGuXKYi7Y%3D" xlink:type="simple">http://www.mouser.es/ProductDetail/Diodes-Incorporated/FMMT734TA/?qs=%2fha2pyFadug6uTT9Cq2guAtmPmC%252buw3ieNAGuXKYi7Y%3d</text:a> </text:p>
          </table:table-cell>
          <table:table-cell office:value-type="float" office:value="0.476" calcext:value-type="float">
            <text:p>0.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MMT73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858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FMMT735</text:p>
          </table:table-cell>
          <table:table-cell office:value-type="string" calcext:value-type="string">
            <text:p><text:a xlink:href="http://www.mouser.es/ProductDetail/Diodes-Incorporated/FMMT734TA/?qs=%2Fha2pyFadug6uTT9Cq2guAtmPmC%252buw3ieNAGuXKYi7Y%3D" xlink:type="simple">http://www.mouser.es/ProductDetail/Diodes-Incorporated/FMMT734TA/?qs=%2fha2pyFadug6uTT9Cq2guAtmPmC%252buw3ieNAGuXKYi7Y%3d</text:a> </text:p>
          </table:table-cell>
          <table:table-cell office:value-type="float" office:value="1.476" calcext:value-type="float">
            <text:p>1.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y 1206 10Mohm resistor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y 1206 10Mohm resistor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G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y 0805 1k resistor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LE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y 0805 suitable for LED D1 (~300 ohms? Need to test)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y 1206 10Mohm resistor</text:p>
          </table:table-cell>
          <table:table-cell table:style-name="ce2"/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_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iher</text:p>
          </table:table-cell>
          <table:table-cell table:style-name="ce2" office:value-type="string" calcext:value-type="string">
            <text:p>PT10MV10-104A2020</text:p>
          </table:table-cell>
          <table:table-cell office:value-type="string" calcext:value-type="string">
            <text:p><text:a xlink:href="http://www.mouser.es/Search/ProductDetail.aspx?R=PT10MV10-104A2020virtualkey53100000virtualkey531-PT10MV100K" xlink:type="simple">http://www.mouser.es/Search/ProductDetail.aspx?R=PT10MV10-104A2020virtualkey53100000virtualkey531-PT10MV100K</text:a> </text:p>
          </table:table-cell>
          <table:table-cell office:value-type="float" office:value="0.518" calcext:value-type="float">
            <text:p>0.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1 knob</text:p>
          </table:table-cell>
          <table:table-cell office:value-type="string" calcext:value-type="string">
            <text:p>Plastic knob for RV1 potentiometer</text:p>
          </table:table-cell>
          <table:table-cell table:number-columns-repeated="2"/>
          <table:table-cell office:value-type="string" calcext:value-type="string">
            <text:p>Piher</text:p>
          </table:table-cell>
          <table:table-cell table:style-name="ce2" office:value-type="string" calcext:value-type="string">
            <text:p>XBOPL5034CR</text:p>
          </table:table-cell>
          <table:table-cell office:value-type="string" calcext:value-type="string">
            <text:p><text:a xlink:href="http://www.mouser.es/Search/ProductDetail.aspx?R=XBOPL5034CRvirtualkey53100000virtualkey531-XBOPL5034CR" xlink:type="simple">http://www.mouser.es/Search/ProductDetail.aspx?R=XBOPL5034CRvirtualkey53100000virtualkey531-XBOPL5034CR</text:a> 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Hand mounted on potentio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C&amp;K Components</text:p>
          </table:table-cell>
          <table:table-cell table:style-name="ce2" office:value-type="string" calcext:value-type="string">
            <text:p>JS202011SCQN</text:p>
          </table:table-cell>
          <table:table-cell office:value-type="string" calcext:value-type="string">
            <text:p><text:a xlink:href="http://www.mouser.es/ProductDetail/CK-Components/JS202011SCQN/?qs=sGAEpiMZZMtHXLepoqNyVVoF19TbJQED2X%252bXJwW5kR8%3D" xlink:type="simple">http://www.mouser.es/ProductDetail/CK-Components/JS202011SCQN/?qs=sGAEpiMZZMtHXLepoqNyVVoF19TbJQED2X%252bXJwW5kR8%3d</text:a> </text:p>
          </table:table-cell>
          <table:table-cell office:value-type="float" office:value="0.374" calcext:value-type="float">
            <text:p>0.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C&amp;K Components</text:p>
          </table:table-cell>
          <table:table-cell table:style-name="ce2" office:value-type="string" calcext:value-type="string">
            <text:p>JS202011SCQN</text:p>
          </table:table-cell>
          <table:table-cell office:value-type="string" calcext:value-type="string">
            <text:p><text:a xlink:href="http://www.mouser.es/ProductDetail/CK-Components/JS202011SCQN/?qs=sGAEpiMZZMtHXLepoqNyVVoF19TbJQED2X%252bXJwW5kR8%3D" xlink:type="simple">http://www.mouser.es/ProductDetail/CK-Components/JS202011SCQN/?qs=sGAEpiMZZMtHXLepoqNyVVoF19TbJQED2X%252bXJwW5kR8%3d</text:a> </text:p>
          </table:table-cell>
          <table:table-cell office:value-type="float" office:value="0.374" calcext:value-type="float">
            <text:p>0.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regul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STMicroelectronics</text:p>
          </table:table-cell>
          <table:table-cell table:style-name="ce2" office:value-type="string" calcext:value-type="string">
            <text:p>LD1117S50TR </text:p>
          </table:table-cell>
          <table:table-cell office:value-type="string" calcext:value-type="string">
            <text:p><text:a xlink:href="http://www.mouser.es/ProductDetail/STMicroelectronics/LD1117S50TR/?qs=%2Fha2pyFaduhsD4GGzefdl6WTI0qrjCYfU6sEeaF5nYQ%3D" xlink:type="simple">http://www.mouser.es/ProductDetail/STMicroelectronics/LD1117S50TR/?qs=%2fha2pyFaduhsD4GGzefdl6WTI0qrjCYfU6sEeaF5nYQ%3d</text:a> </text:p>
          </table:table-cell>
          <table:table-cell office:value-type="float" office:value="0.383" calcext:value-type="float">
            <text:p>0.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3" office:value-type="string" calcext:value-type="string">
            <text:p>MCP6N11</text:p>
          </table:table-cell>
          <table:table-cell office:value-type="string" calcext:value-type="string">
            <text:p>Microchip Technology</text:p>
          </table:table-cell>
          <table:table-cell table:style-name="ce2" office:value-type="string" calcext:value-type="string">
            <text:p>MCP6N11-010E/SN </text:p>
          </table:table-cell>
          <table:table-cell office:value-type="string" calcext:value-type="string">
            <text:p><text:a xlink:href="http://www.mouser.es/ProductDetail/Microchip-Technology/MCP6N11-010E-SN/?qs=sGAEpiMZZMsxjDnzDDgGYPCqhVo3A%2FsQ" xlink:type="simple">http://www.mouser.es/ProductDetail/Microchip-Technology/MCP6N11-010E-SN/?qs=sGAEpiMZZMsxjDnzDDgGYPCqhVo3A%2fsQ</text:a> </text:p>
          </table:table-cell>
          <table:table-cell office:value-type="float" office:value="1.26" calcext:value-type="float">
            <text:p>1.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table:number-columns-repeated="2"/>
          <table:table-cell office:value-type="string" calcext:value-type="string">
            <text:p>Any A23 battery (12V), widely available in many stor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open_rad_detector.A13:open_rad_detector.G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border="none" fo:padding="0pt" style:shadow="none" style:scale-to="72%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1:43:27.708584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1:51:21.318818634</dc:date>
    <meta:editing-duration>PT49M55S</meta:editing-duration>
    <meta:editing-cycles>41</meta:editing-cycles>
    <meta:generator>LibreOffice/5.2.2.2$Linux_X86_64 LibreOffice_project/20m0$Build-2</meta:generator>
    <meta:document-statistic meta:table-count="1" meta:cell-count="212" meta:object-count="0"/>
  </office:meta>
</office:document-meta>
</file>